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rythema</text:p>
          </table:table-cell>
          <table:table-cell table:formula="of:=&quot;'&quot;&amp;[.B1]&amp;&quot;', &quot;" office:value-type="string" office:string-value="'erythema', " calcext:value-type="string">
            <text:p>'erythema',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aling</text:p>
          </table:table-cell>
          <table:table-cell table:formula="of:=&quot;'&quot;&amp;[.B2]&amp;&quot;', &quot;" office:value-type="string" office:string-value="'scaling', " calcext:value-type="string">
            <text:p>'scaling',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finite borders</text:p>
          </table:table-cell>
          <table:table-cell table:formula="of:=&quot;'&quot;&amp;[.B3]&amp;&quot;', &quot;" office:value-type="string" office:string-value="'definite borders', " calcext:value-type="string">
            <text:p>'definite borders',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ching</text:p>
          </table:table-cell>
          <table:table-cell table:formula="of:=&quot;'&quot;&amp;[.B4]&amp;&quot;', &quot;" office:value-type="string" office:string-value="'itching', " calcext:value-type="string">
            <text:p>'itching',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oebner phenomenon</text:p>
          </table:table-cell>
          <table:table-cell table:formula="of:=&quot;'&quot;&amp;[.B5]&amp;&quot;', &quot;" office:value-type="string" office:string-value="'koebner phenomenon', " calcext:value-type="string">
            <text:p>'koebner phenomenon',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ygonal papules</text:p>
          </table:table-cell>
          <table:table-cell table:formula="of:=&quot;'&quot;&amp;[.B6]&amp;&quot;', &quot;" office:value-type="string" office:string-value="'polygonal papules', " calcext:value-type="string">
            <text:p>'polygonal papules',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llicular papules</text:p>
          </table:table-cell>
          <table:table-cell table:formula="of:=&quot;'&quot;&amp;[.B7]&amp;&quot;', &quot;" office:value-type="string" office:string-value="'follicular papules', " calcext:value-type="string">
            <text:p>'follicular papules',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al mucosal involvement</text:p>
          </table:table-cell>
          <table:table-cell table:formula="of:=&quot;'&quot;&amp;[.B8]&amp;&quot;', &quot;" office:value-type="string" office:string-value="'oral mucosal involvement', " calcext:value-type="string">
            <text:p>'oral mucosal involvement',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nee and elbow involvement</text:p>
          </table:table-cell>
          <table:table-cell table:formula="of:=&quot;'&quot;&amp;[.B9]&amp;&quot;', &quot;" office:value-type="string" office:string-value="'knee and elbow involvement', " calcext:value-type="string">
            <text:p>'knee and elbow involvement',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calp involvement</text:p>
          </table:table-cell>
          <table:table-cell table:formula="of:=&quot;'&quot;&amp;[.B10]&amp;&quot;', &quot;" office:value-type="string" office:string-value="'scalp involvement', " calcext:value-type="string">
            <text:p>'scalp involvement',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mily history, (0 or 1)</text:p>
          </table:table-cell>
          <table:table-cell table:formula="of:=&quot;'&quot;&amp;[.B11]&amp;&quot;', &quot;" office:value-type="string" office:string-value="'family history, (0 or 1)', " calcext:value-type="string">
            <text:p>'family history, (0 or 1)',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lanin incontinence</text:p>
          </table:table-cell>
          <table:table-cell table:formula="of:=&quot;'&quot;&amp;[.B12]&amp;&quot;', &quot;" office:value-type="string" office:string-value="'melanin incontinence', " calcext:value-type="string">
            <text:p>'melanin incontinence',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osinophils in the infiltrate</text:p>
          </table:table-cell>
          <table:table-cell table:formula="of:=&quot;'&quot;&amp;[.B13]&amp;&quot;', &quot;" office:value-type="string" office:string-value="'eosinophils in the infiltrate', " calcext:value-type="string">
            <text:p>'eosinophils in the infiltrate',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NL infiltrate</text:p>
          </table:table-cell>
          <table:table-cell table:formula="of:=&quot;'&quot;&amp;[.B14]&amp;&quot;', &quot;" office:value-type="string" office:string-value="'PNL infiltrate', " calcext:value-type="string">
            <text:p>'PNL infiltrate',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ibrosis of the papillary dermis</text:p>
          </table:table-cell>
          <table:table-cell table:formula="of:=&quot;'&quot;&amp;[.B15]&amp;&quot;', &quot;" office:value-type="string" office:string-value="'fibrosis of the papillary dermis', " calcext:value-type="string">
            <text:p>'fibrosis of the papillary dermis',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xocytosis</text:p>
          </table:table-cell>
          <table:table-cell table:formula="of:=&quot;'&quot;&amp;[.B16]&amp;&quot;', &quot;" office:value-type="string" office:string-value="'exocytosis', " calcext:value-type="string">
            <text:p>'exocytosis',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canthosis</text:p>
          </table:table-cell>
          <table:table-cell table:formula="of:=&quot;'&quot;&amp;[.B17]&amp;&quot;', &quot;" office:value-type="string" office:string-value="'acanthosis', " calcext:value-type="string">
            <text:p>'acanthosis',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yperkeratosis</text:p>
          </table:table-cell>
          <table:table-cell table:formula="of:=&quot;'&quot;&amp;[.B18]&amp;&quot;', &quot;" office:value-type="string" office:string-value="'hyperkeratosis', " calcext:value-type="string">
            <text:p>'hyperkeratosis',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rakeratosis</text:p>
          </table:table-cell>
          <table:table-cell table:formula="of:=&quot;'&quot;&amp;[.B19]&amp;&quot;', &quot;" office:value-type="string" office:string-value="'parakeratosis', " calcext:value-type="string">
            <text:p>'parakeratosis',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lubbing of the rete ridges</text:p>
          </table:table-cell>
          <table:table-cell table:formula="of:=&quot;'&quot;&amp;[.B20]&amp;&quot;', &quot;" office:value-type="string" office:string-value="'clubbing of the rete ridges', " calcext:value-type="string">
            <text:p>'clubbing of the rete ridges',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longation of the rete ridges</text:p>
          </table:table-cell>
          <table:table-cell table:formula="of:=&quot;'&quot;&amp;[.B21]&amp;&quot;', &quot;" office:value-type="string" office:string-value="'elongation of the rete ridges', " calcext:value-type="string">
            <text:p>'elongation of the rete ridges',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hinning of the suprapapillary epidermis</text:p>
          </table:table-cell>
          <table:table-cell table:formula="of:=&quot;'&quot;&amp;[.B22]&amp;&quot;', &quot;" office:value-type="string" office:string-value="'thinning of the suprapapillary epidermis', " calcext:value-type="string">
            <text:p>'thinning of the suprapapillary epidermis',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ongiform pustule</text:p>
          </table:table-cell>
          <table:table-cell table:formula="of:=&quot;'&quot;&amp;[.B23]&amp;&quot;', &quot;" office:value-type="string" office:string-value="'spongiform pustule', " calcext:value-type="string">
            <text:p>'spongiform pustule',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unro microabcess</text:p>
          </table:table-cell>
          <table:table-cell table:formula="of:=&quot;'&quot;&amp;[.B24]&amp;&quot;', &quot;" office:value-type="string" office:string-value="'munro microabcess', " calcext:value-type="string">
            <text:p>'munro microabcess',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ocal hypergranulosis</text:p>
          </table:table-cell>
          <table:table-cell table:formula="of:=&quot;'&quot;&amp;[.B25]&amp;&quot;', &quot;" office:value-type="string" office:string-value="'focal hypergranulosis', " calcext:value-type="string">
            <text:p>'focal hypergranulosis',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isappearance of the granular layer</text:p>
          </table:table-cell>
          <table:table-cell table:formula="of:=&quot;'&quot;&amp;[.B26]&amp;&quot;', &quot;" office:value-type="string" office:string-value="'disappearance of the granular layer', " calcext:value-type="string">
            <text:p>'disappearance of the granular layer',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acuolisation and damage of basal layer</text:p>
          </table:table-cell>
          <table:table-cell table:formula="of:=&quot;'&quot;&amp;[.B27]&amp;&quot;', &quot;" office:value-type="string" office:string-value="'vacuolisation and damage of basal layer', " calcext:value-type="string">
            <text:p>'vacuolisation and damage of basal layer'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ongiosis</text:p>
          </table:table-cell>
          <table:table-cell table:formula="of:=&quot;'&quot;&amp;[.B28]&amp;&quot;', &quot;" office:value-type="string" office:string-value="'spongiosis', " calcext:value-type="string">
            <text:p>'spongiosis',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w-tooth appearance of retes</text:p>
          </table:table-cell>
          <table:table-cell table:formula="of:=&quot;'&quot;&amp;[.B29]&amp;&quot;', &quot;" office:value-type="string" office:string-value="'saw-tooth appearance of retes', " calcext:value-type="string">
            <text:p>'saw-tooth appearance of retes',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ollicular horn plug</text:p>
          </table:table-cell>
          <table:table-cell table:formula="of:=&quot;'&quot;&amp;[.B30]&amp;&quot;', &quot;" office:value-type="string" office:string-value="'follicular horn plug', " calcext:value-type="string">
            <text:p>'follicular horn plug',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erifollicular parakeratosis</text:p>
          </table:table-cell>
          <table:table-cell table:formula="of:=&quot;'&quot;&amp;[.B31]&amp;&quot;', &quot;" office:value-type="string" office:string-value="'perifollicular parakeratosis', " calcext:value-type="string">
            <text:p>'perifollicular parakeratosis',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nflammatory monoluclear inflitrate</text:p>
          </table:table-cell>
          <table:table-cell table:formula="of:=&quot;'&quot;&amp;[.B32]&amp;&quot;', &quot;" office:value-type="string" office:string-value="'inflammatory monoluclear inflitrate', " calcext:value-type="string">
            <text:p>'inflammatory monoluclear inflitrate',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and-like infiltrate</text:p>
          </table:table-cell>
          <table:table-cell table:formula="of:=&quot;'&quot;&amp;[.B33]&amp;&quot;', &quot;" office:value-type="string" office:string-value="'band-like infiltrate', " calcext:value-type="string">
            <text:p>'band-like infiltrate',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ge (linear)</text:p>
          </table:table-cell>
          <table:table-cell table:formula="of:=&quot;'&quot;&amp;[.B34]&amp;&quot;', &quot;" office:value-type="string" office:string-value="'Age (linear)', " calcext:value-type="string">
            <text:p>'Age (linear)',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ass_Code</text:p>
          </table:table-cell>
          <table:table-cell table:formula="of:=&quot;'&quot;&amp;[.B35]&amp;&quot;', &quot;" office:value-type="string" office:string-value="'Class_Code', " calcext:value-type="string">
            <text:p>'Class_Code', </text:p>
          </table:table-cell>
        </table:table-row>
      </table:table>
      <table:named-expressions/>
      <table:database-ranges>
        <table:database-range table:name="__Anonymous_Sheet_DB__0" table:target-range-address="Sheet1.A1:Sheet1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6:24:55.700000000</meta:creation-date>
    <dc:date>2020-06-08T16:31:06.094000000</dc:date>
    <meta:editing-duration>PT6M12S</meta:editing-duration>
    <meta:editing-cycles>1</meta:editing-cycles>
    <meta:document-statistic meta:table-count="1" meta:cell-count="105" meta:object-count="0"/>
    <meta:generator>LibreOffice/6.0.6.2$Windows_X86_64 LibreOffice_project/0c292870b25a325b5ed35f6b45599d2ea4458e77</meta:generator>
  </office:meta>
</office:document-meta>
</file>